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a02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3a027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فُصِّلَتْ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10322_3265577536"/><text:span text:style-name="T1">حۭمِٓؐ تَنزۣيلٌ مِّنَ </text:span><text:span text:style-name="T4">۰</text:span><text:span text:style-name="T1">لرَّحْمَـٰنِ </text:span><text:span text:style-name="T4">۱</text:span><text:span text:style-name="T1">لرَّحِيمِ </text:span><text:span text:style-name="T2">(1)</text:span><text:span text:style-name="T1"> كِتَـٰبٌ فُصِّلَتَ —ايَـٰتُهُ„ قُرْءَاناٗ عَرَبِيّاً لِّقَوْمٍ يَعْلَمُونَ </text:span><text:span text:style-name="T2">(2)</text:span><text:span text:style-name="T1"> بَشِيراً وَنَذِيراًؐ فَأَعْرَضضضَ أَكْثَرُهُمْ فَهُمْ لاَ يَسْمَعُونَؐ </text:span><text:span text:style-name="T2">(3)</text:span><text:span text:style-name="T1"> وَقَالُواْ قُلُوبُنَا فِىٓ أَكِنَّةٍ مِّمَّا تَدْعُونَآ إِلَيْهِ وَفِىٓ ءَاذَانِنَا وَقْرٌ وَمِـنۢ بَــيْنِنَا وَبَيْنِــكَ حِجَابٌ فَاعْمَلِ اِنَّنَا عَـٰمِلُونَؐ </text:span><text:span text:style-name="T2">(4)</text:span><text:span text:style-name="T1"> قُلِ اِنَّمَآ أَنَا بَشَرٌ مِّثْلُكُمْ يُوحۭيٰٓ إِلَيَّ أَنَّمَآ إِچَهُكُمُ; إِچَهٌ وَ؛حِدٌ فَاسْتَقِيمُوٓاْ إِلَيْهِ وَاسْتَغْفِرُوهُؐ وَوَيْلٌ لِّلْمُشْرۣكِينَ </text:span><text:span text:style-name="T2">(5)</text:span><text:span text:style-name="T1"> </text:span><text:span text:style-name="T4">۰</text:span><text:span text:style-name="T1">لذِيــنَ لاَ يُوتُونَ </text:span><text:span text:style-name="T4">۰</text:span><text:span text:style-name="T1">لزَّكَوٰةَ وَهُم بِالاَخِرَةِ هُمْ كَـٰفِرُونَؐ </text:span><text:span text:style-name="T2">(6)</text:span><text:span text:style-name="T1"> إِنَّ </text:span><text:span text:style-name="T4">۰</text:span><text:span text:style-name="T1">لذِيــنَ ءَامَنُواْ وَعَمِلُواْ </text:span><text:span text:style-name="T4">۴</text:span><text:span text:style-name="T1">ڤصَّـٰڤِحَـٰتِ لَهُمُ; أَجْر٘ غَيْرُ مَمْنُونٍؐ </text:span><text:span text:style-name="T2">(7)</text:span><text:span text:style-name="T1"> ¥ قُلَ اَئنَّكُمْ لَتَكْفُرُونَ بِاﻟ﮲ خَلَــقَ </text:span><text:span text:style-name="T4">۰</text:span><text:span text:style-name="T1">لاَرْضَ فِى يَوْمَيْنِ وَتَجْعَلُونَ لَهُ; أَندَاداًؐ ذَ؛لِــكَ رَبُّ </text:span><text:span text:style-name="T4">۴</text:span><text:span text:style-name="T1">لْعَـٰلَمِينَؐ </text:span><text:span text:style-name="T2">(8)</text:span><text:span text:style-name="T1"> وَجَعَلَ فِيهَا رَوَ؛سِيَ مِن فَوْقِهَا وَبَـٰرَكككَ فِيهَا وَقَدَّرَ فِيهَآ أَقْوَ؛تَهَا فِىٓ أَرْبَعَةِ أَيَّامٍ سَوَآءً لِّلسَّآئِـلِينَؐ </text:span><text:span text:style-name="T2">(9)</text:span><text:span text:style-name="T1"> ثُمَّ "سْتَوۭيٰٓ إِلَــي </text:span><text:span text:style-name="T4">۰</text:span><text:span text:style-name="T1">لسَّمَآءِ وَهِــيَ دُخَانٌ فَقَالَ لَهَا وَلِلاَرْضِ 'يتِيَا طَوْعاٗ اَوْ كَرْهاًؐ قَالَتَآ أَتَيْنَا طَآئِعِينَؐ </text:span><text:span text:style-name="T2">(10)</text:span><text:span text:style-name="T1"> فَقَضۭيٰهُــنَّ سَبْعَ سَمَـٰوَاتٍ فِى يَوْمَيْنِ وَأَوْحۭيٰ فِى كُــلّۣ سَمَآءٖ اَمْرَهَاؐ وَزَيَّنَّا </text:span><text:span text:style-name="T4">۰</text:span><text:span text:style-name="T1">لسَّمَآءَ </text:span><text:span text:style-name="T4">۰</text:span><text:span text:style-name="T1">لدُّنْيۭا بِمَصَـٰبِيحَؐ وَحِفْظاًؐ ذَ؛لِــكَ تَقْدِيرُ </text:span><text:span text:style-name="T4">۴</text:span><text:span text:style-name="T1">لْعَزۣيزۣ </text:span><text:span text:style-name="T4">۱</text:span><text:span text:style-name="T1">لْعَلِيمِؐ </text:span><text:span text:style-name="T2">(11)</text:span><text:span text:style-name="T1"> فَإِنَ اَعْرَضُواْ فَقُــلَ اَنذَرْتُكُمْ صَـٰعِقَةً مِّثْــلَ صَـٰعِقَةِ عَادٍ وَثَمُودَ </text:span><text:span text:style-name="T2">(12)</text:span><text:span text:style-name="T1"> إِذْ جَآءَتْهُمُ </text:span><text:span text:style-name="T4">۴</text:span><text:span text:style-name="T1">لرُّسُلُ مِنۢ بَيْنِ أَيْدِيهِمْ وَمِــنْ خَلْفِهِمُ; أَلاَّ تَعْبُدُوٓاْ إِلاَّ </text:span><text:span text:style-name="T4">۰</text:span><text:span text:style-name="T1">للَّهَؐ قَالُواْ لَوْ شَآءَ رَبُّنَا لَأَنزَلَ مَلَئِكَةً فَإِنَّا بِمَآ ٱُرْسِلْتُم بِهِ” كَـٰفِرُونَؐ </text:span><text:span text:style-name="T2">(13)</text:span><text:span text:style-name="T1"> فَأَمَّا عَادٌ فَاسْتَكْبَرُواْ فِى </text:span><text:span text:style-name="T4">۱</text:span><text:span text:style-name="T1">لاَرْضِ بِغَيْرۣ </text:span><text:span text:style-name="T4">۱</text:span><text:span text:style-name="T1">لْحَقِّ </text:span><text:soft-page-break/><text:span text:style-name="T1">وَقَالُواْ مَــنَ اَشَدُّ مِنَّا قُوَّةٗؐ اَوَلَمْ يَرَوَاْ اَنَّ </text:span><text:span text:style-name="T4">۰</text:span><text:span text:style-name="T1">للَّهَ </text:span><text:span text:style-name="T4">۰ﻟ﮲</text:span><text:span text:style-name="T1"> خَلَقَهُمْ هُوَ أَشَدُّ مِنْهُمْ قُوَّةًؐ وَكَانُواْ بِـَٔايَـٰتِنَا يَجْحَدُونَؐ </text:span><text:span text:style-name="T2">(14)</text:span><text:span text:style-name="T1"> فَأَرْسَلْنَا عَلَيْهِمْ رۣيحاً صَرْصَراً فِىٓ أَيَّامٍ نَّحْسَاتٍ لِّنُذِيقَهُمْ عَذَابَ </text:span><text:span text:style-name="T4">۰</text:span><text:span text:style-name="T1">لْخِزْيِ فِى </text:span><text:span text:style-name="T4">۱</text:span><text:span text:style-name="T1">لْحَيَوٰةِ </text:span><text:span text:style-name="T4">۱</text:span><text:span text:style-name="T1">لدُّنْيۭاؐ وَلَعَذَابُ </text:span><text:span text:style-name="T4">۴</text:span><text:span text:style-name="T1">لاَخِرَةِ أَخْزۭيٰ وَهُمْ لاَ يُنصَرُونَؐ </text:span><text:span text:style-name="T2">(15)</text:span><text:span text:style-name="T1"> ® وَأَمَّا ثَمُودُ فَهَدَيْنَـٰهُمْ فَاسْتَحَبُّواْ </text:span><text:span text:style-name="T4">۴</text:span><text:span text:style-name="T1">لْعَمۭــيٰ عَلَــي </text:span><text:span text:style-name="T4">۰</text:span><text:span text:style-name="T1">لْهُدۭيٰ فَأَخَذَتْهُمْ صَـٰعِقَةُ </text:span><text:span text:style-name="T4">۴</text:span><text:span text:style-name="T1">لْعَذَابِ </text:span><text:span text:style-name="T4">۱</text:span><text:span text:style-name="T1">لْهُونِ بِمَا كَانُواْ يَكْسِبُونَؐ </text:span><text:span text:style-name="T2">(16)</text:span><text:span text:style-name="T1"> وَنَجَّيْنَا </text:span><text:span text:style-name="T4">۰</text:span><text:span text:style-name="T1">لذِيــنَ ءَامَنُواْ وَكَانُواْ يَتَّقُونَؐ </text:span><text:span text:style-name="T2">(17)</text:span><text:span text:style-name="T1"> وَيَوْمَ نَحْشُرُ أَعْدَآءَ </text:span><text:span text:style-name="T4">۰</text:span><text:span text:style-name="T1">للَّهِ إِلَي </text:span><text:span text:style-name="T4">۰</text:span><text:span text:style-name="T1">لنّۭارۣ فَهُمْ يُوزَعُونَؐ </text:span><text:span text:style-name="T2">(18)</text:span><text:span text:style-name="T1"> حَتَّيٰٓ إِذَا مَا جَآءُوهَا شَهِدَ عَلَيْهِمْ سَمْعُهُمْ وَأَبْصَـٰرُهُمْ وَجُلُودُهُم بِمَا كَانُواْ يَعْمَلُونَؐ </text:span><text:span text:style-name="T2">(19)</text:span><text:span text:style-name="T1"> وَقَالُواْ لِجُلُودِهِمْ لِمَ شَهِدتُّمْ عَلَيْنَاؐ قَالُوٓاْ أَنطَقَنَا </text:span><text:span text:style-name="T4">۰</text:span><text:span text:style-name="T1">للَّهُ </text:span><text:span text:style-name="T4">۴ﻟ</text:span><text:span text:style-name="T1">ـذِىٓ أَنطَــقَ كُلَّ شَيْءٍؐ وَهُوَ خَلَقَكُمُ; أَوَّلَ مَرَّةٍ وَإِلَيْهِ تُرْجَعُونَؐ </text:span><text:span text:style-name="T2">(20)</text:span><text:span text:style-name="T1"> وَمَا كُنتُمْ تَسْتَتِرُونَ أَنْ يَّشْهَدَ عَلَيْكُمْ سَمْعُكُمْ وَلآَ أَبْصَـٰرُكُمْ وَلاَ جُلُودُكُمْؐ وَچَكِن ظَنَنتُمُ; أَنَّ </text:span><text:span text:style-name="T4">۰</text:span><text:span text:style-name="T1">للَّهَ لاَ يَعْلَمُ كَثِيراً مِّمَّا تَعْمَلُونَؐ </text:span><text:span text:style-name="T2">(21) </text:span><text:span text:style-name="T1">وَذَ؛لِكُمْ ظَنُّكُمُ </text:span><text:span text:style-name="T4">۴ﻟ﮲</text:span><text:span text:style-name="T1"> ظَنَنتُم بِرَبِّكُمُ; أَرْدۭيٰكُمْ فَأَصْبَحْتُم مِّــنَ </text:span><text:span text:style-name="T4">۰</text:span><text:span text:style-name="T1">لْخَـٰسِرۣينَؐ </text:span><text:span text:style-name="T2">(22)</text:span><text:span text:style-name="T1"> فَإِنْ يَّصْبِرُواْ فَالنَّارُ مَثْويً لَّهُمْؐ وَإِنْ يَّسْتَعْتِبُواْ فَمَا هُم مِّــنَ </text:span><text:span text:style-name="T4">۰</text:span><text:span text:style-name="T1">لْمُعْتَبِينَؐ </text:span><text:span text:style-name="T2">(23)</text:span><text:span text:style-name="T1"> © وَقَيَّضْنَا لَهُمْ قُرَنَآءَ فَزَيَّنُواْ لَهُم مَّا بَيْنَ أَيْدِيهِمْ وَمَا خَلْفَهُمْؐ وَحَقَّ عَلَيْهِمُ </text:span><text:span text:style-name="T4">۴</text:span><text:span text:style-name="T1">لْقَوْلُ فِىٓ ٱُمَمٍ قَدْ خَلَتْ مِــن قَـبْلِهِم مِّنَ </text:span><text:span text:style-name="T4">۰</text:span><text:span text:style-name="T1">لْجِنِّ وَالِانسِؐ إِنَّهُمْ كَانُواْ خَـٰسِرۣينَؐ </text:span><text:span text:style-name="T2">(24)</text:span><text:span text:style-name="T1"> وَقَالَ </text:span><text:span text:style-name="T4">۰</text:span><text:span text:style-name="T1">لذِيــنَ كَفَرُواْ لاَ تَسْمَعُواْ لِهَـٰذَا </text:span><text:span text:style-name="T4">۰</text:span><text:span text:style-name="T1">لْقُرْءَانِ وَالْغَوْاْ فِيهِ لَعَلَّكُمْ تَغْلِبُونَؐ </text:span><text:span text:style-name="T2">(25)</text:span><text:span text:style-name="T1"> فَلَنُذِيقَنَّ </text:span><text:span text:style-name="T4">۰</text:span><text:span text:style-name="T1">لذِيــنَ كَفَرُواْ عَذَاباً شَدِيداً وَلَنَجْزۣيَنَّهُمُ; أَسْوَأَ </text:span><text:span text:style-name="T4">۰ﻟ﮲</text:span><text:span text:style-name="T1"> كَانُواْ يَعْمَلُونَؐ </text:span><text:span text:style-name="T2">(26)</text:span><text:span text:style-name="T1"> ذَ؛لِــكَ </text:span><text:soft-page-break/><text:span text:style-name="T1">جَزَآءُ اَ۬عْدَآءِ </text:span><text:span text:style-name="T4">۱</text:span><text:span text:style-name="T1">للَّهِ </text:span><text:span text:style-name="T4">۱</text:span><text:span text:style-name="T1">لنَّارُؐ لَهُمْ فِيهَا دَارُ </text:span><text:span text:style-name="T4">۴</text:span><text:span text:style-name="T1">لْخُلْدِؐ جَزَآءَۢ بِمَا كَانُواْ بِـَٔايَـٰتِنَا يَجْحَدُونَؐ </text:span><text:span text:style-name="T2">(27)</text:span><text:span text:style-name="T1"> وَقَالَ </text:span><text:span text:style-name="T4">۰</text:span><text:span text:style-name="T1">لذِينَ كَفَرُواْ رَبَّنَآ أَرۣنَا </text:span><text:span text:style-name="T4">۰</text:span><text:span text:style-name="T1">لذَيْــنۣ أَضَچَّـنَا مِــنَ </text:span><text:span text:style-name="T4">۰</text:span><text:span text:style-name="T1">لْجِنِّ وَالِانسِ نَجْعَلْهُمَا تَحْتَ أَقْدَامِنَا لِيَكُونَا مِــنَ </text:span><text:span text:style-name="T4">۰</text:span><text:span text:style-name="T1">لاَسْفَلِينَؐ </text:span><text:span text:style-name="T2">(28)</text:span><text:span text:style-name="T1"> إِنَّ </text:span><text:span text:style-name="T4">۰</text:span><text:span text:style-name="T1">لذِيــنَ قَالُواْ رَبُّنَا </text:span><text:span text:style-name="T4">۰</text:span><text:span text:style-name="T1">للَّهُ ثُمَّ "سْتَقَـٰمُواْ تَتَنَزَّلُ عَلَيْهِمُ </text:span><text:span text:style-name="T4">۴</text:span><text:span text:style-name="T1">لْمَلَئِكَةُ أَلاَّ تَخَافُواْ وَلاَ تَحْزَنُواْ وَأَبْشِرُواْ بِالْجَنَّةِ </text:span><text:span text:style-name="T4">۱</text:span><text:span text:style-name="T1">لتِى كُنتُمْ تُوعَدُونَؐ </text:span><text:span text:style-name="T2">(29)</text:span><text:span text:style-name="T1"> نَحْنُ أَوْلِيَآؤُكُمْ فِى </text:span><text:span text:style-name="T4">۱</text:span><text:span text:style-name="T1">لْحَيَوٰةِ </text:span><text:span text:style-name="T4">۱</text:span><text:span text:style-name="T1">لدُّنْيۭا وَفِى </text:span><text:span text:style-name="T4">۱</text:span><text:span text:style-name="T1">لاَخِرَةِؐ وَلَكُمْ فِيهَا مَا تَشْتَهِىٓ أَنفُسُكُمْ وَلَكُمْ فِيهَا مَا تَدَّعُونَ </text:span><text:span text:style-name="T2">(30)</text:span><text:span text:style-name="T1"> نُزُلًا مِّنْ غَفُورٍ رَّحِيمٍؐ </text:span><text:span text:style-name="T2">(31)</text:span><text:span text:style-name="T1"> وَمَــنَ اَحْسَنُ قَوْلًا مِّمَّــن دَعَآ إِلَــي </text:span><text:span text:style-name="T4">۰</text:span><text:span text:style-name="T1">للَّهِ وَعَمِلَ صَـٰڤِحاً وَقَالَ إِنَّنِى مِــنَ </text:span><text:span text:style-name="T4">۰</text:span><text:span text:style-name="T1">لْمُسْلِمِينَؐ </text:span><text:span text:style-name="T2">(32)</text:span><text:span text:style-name="T1"> وَلاَ تَسْتَوۣى </text:span><text:span text:style-name="T4">۱</text:span><text:span text:style-name="T1">لْحَسَنَةُ وَلاَ </text:span><text:span text:style-name="T4">۰</text:span><text:span text:style-name="T1">لسَّيِّيؕةُؐ èدْفَعْ بِالتِى هِــيَ أَحْسَنُ فَـإِذَا </text:span><text:span text:style-name="T4">۰ﻟ﮲</text:span><text:span text:style-name="T1"> بَيْنَــكَ وَبَيْنَهُ„ عَدَ؛وَةٌ كَأَنَّهُ„ وَلِــيّﹲ حَمِيمٌؐ </text:span><text:span text:style-name="T2">(33)</text:span><text:span text:style-name="T1"> وَمَا يُلَقّۭيٰهَآ إِلاَّ </text:span><text:span text:style-name="T4">۰</text:span><text:span text:style-name="T1">لذِينَ صَبَرُواْؐ وَمَا يُلَقّۭيٰهَآ إِلاَّ ذُو حَظّٖ عَظِيمٍؐ </text:span><text:span text:style-name="T2">(34)</text:span><text:span text:style-name="T1"> وَإِمَّا يَنزَغَنَّــكَ مِــنَ </text:span><text:span text:style-name="T4">۰</text:span><text:span text:style-name="T1">لشَّيْطَـٰنِ نَزْغٌ فَاسْتَعِذْ بِاللَّهِؐ إِنَّهُ„ هُوَ </text:span><text:span text:style-name="T4">۰</text:span><text:span text:style-name="T1">لسَّمِيعُ </text:span><text:span text:style-name="T4">۴</text:span><text:span text:style-name="T1">لْعَلِيمُؐ </text:span><text:span text:style-name="T2">(35)</text:span><text:span text:style-name="T1"> وَمِــنَ —ايَـٰتِهِ </text:span><text:span text:style-name="T4">۱</text:span><text:span text:style-name="T1">ليْلُ وَالنَّهَارُ وَالشَّمْسُ وَالْقَمَرُؐ لاَ تَسْجُدُواْ لِلشَّمْسِ وَلاَ لِلْقَمَرۣؐ وَاسْجُدُواْ لِلهِ </text:span><text:span text:style-name="T4">۱ﻟ﮲</text:span><text:span text:style-name="T1"> خَلَقَهُنَّ إِن كُنتُمُ; إِيَّاهُ تَعْبُدُونَؐ ¦ </text:span><text:span text:style-name="T2">(36)</text:span><text:span text:style-name="T1"> ® فَإِنِ 'سْتَكْبَرُواْ فَالذِينَ عِندَ رَبِّكَ يُسَبِّحُونَ لَهُ„ بِاليْلِ وَالنَّهۭارۣ وَهُمْ لاَ يَسْـَٔمُونَؐ </text:span><text:span text:style-name="T2">(37)</text:span><text:span text:style-name="T1"> وَمِــنَ —ايَــٰتِهِ“ أَنَّــكَ تَرَي </text:span><text:span text:style-name="T4">۰</text:span><text:span text:style-name="T1">لاَرْضضضَ خَـٰشِعَةً فَإِذَآ أَنزَلْنَا عَلَيْهَا </text:span><text:span text:style-name="T4">۰</text:span><text:span text:style-name="T1">لْمَآءَ "هْتَزَّتْ وَرَبَتِؐ اِنَّ </text:span><text:span text:style-name="T4">۰ﻟ</text:span><text:span text:style-name="T1">ـذِىٓ أَحْيۭاهَا ڤَمُحْــىِ </text:span><text:span text:style-name="T4">۱</text:span><text:span text:style-name="T1">لْمَوْتۭيٰٓؐ إِنَّهُ„ عَلَــيٰ كُــلّۣ شَيْءٍ قَدِير٘ؐ </text:span><text:span text:style-name="T2">(38)</text:span><text:span text:style-name="T1"> اِنَّ </text:span><text:span text:style-name="T4">۰</text:span><text:span text:style-name="T1">لذِيــنَ يُڤْحِدُونَ فِىٓ ءَايَـٰتِنَا لاَ يَخْفَوْنَ عَلَيْنَآؐ أَفَمَنْ يُّلْقۭيٰ فِى </text:span><text:span text:style-name="T4">۱</text:span><text:span text:style-name="T1">لنّۭارۣ خَيْر٘ اَم مَّنْ يَّاتِىٓ ءَامِناً يَوْمَ </text:span><text:span text:style-name="T4">۰</text:span><text:span text:style-name="T1">لْقِيَـٰمَةِؐ 'عْمَلُواْ مَا شِيؔتُمُؐ; إِنَّهُ„ بِمَا </text:span><text:soft-page-break/><text:span text:style-name="T1">تَعْمَلُونَ بَصِير٘ؐ </text:span><text:span text:style-name="T2">(39)</text:span><text:span text:style-name="T1"> اِنَّ </text:span><text:span text:style-name="T4">۰</text:span><text:span text:style-name="T1">لذِيــنَ كَفَرُواْ بِالذِّكْرۣ لَمَّا جَآءَهُمْ وَإِنَّهُ„ لَكِتَـٰب٘ عَزۣيزٌ </text:span><text:span text:style-name="T2">(40)</text:span><text:span text:style-name="T1"> لاَّ يَاتِيهِ </text:span><text:span text:style-name="T4">۱</text:span><text:span text:style-name="T1">لْبَـٰطِلُ مِنۢ بَيْـنِ يَدَيْهِ وَلاَ مِــنْ خَلْفِهِؐ” تَنزۣيلٌ مِّنْ حَكِيمٖ حَمِيدٍؐ </text:span><text:span text:style-name="T2">(41)</text:span><text:span text:style-name="T1"> مَّا يُقَالُ لَــكَ إِلاَّ مَا قَدْ قِيلَ لِلرُّسُلِ مِن قَبْلِــكَؐ إِنَّ رَبَّــكَ لَذُو مَغْفِرَةٍ وَذُو عِقَابٖ اَلِيمٍؐ </text:span><text:span text:style-name="T2">(42)</text:span><text:span text:style-name="T1"> وَلَوْ جَعَلْنَـٰهُ قُرْءَاناٗ اَعْجَمِيّاً لَّقَالُواْ لَوْلاَ فُصِّلَتَ —ايَـٰتُهُؐ; ءَآعْجَمِيٌّ وَعَرَبِــيٌّؐ قُلْ هُوَ لِلذِيــنَ ءَامَنُواْ هُديً وَشِفَآءٌؐ وَالذِينَ لاَ يُومِنُونَ فِىٓ ءَاذَانِهِمْ وَقْرٌ وَهُوَ عَلَيْهِمْ عَميٗؐ </text:span><text:span text:style-name="T4">۷</text:span><text:span text:style-name="T1">وْلَئِكَ يُنَادَوْنَ مِــن مَّكَانٙ بَعِيدٍؐ </text:span><text:span text:style-name="T2">(43)</text:span><text:span text:style-name="T1"> وَلَقَدَ —اتَيْنَا مُوسَــي </text:span><text:span text:style-name="T4">۰</text:span><text:span text:style-name="T1">لْكِتَـٰبَ فَاخْتُلِفَ فِيهِؐ وَلَوْلاَ كَلِمَةٌ سَبَقَتْ مِن رَّبِّــكَ لَقُضِيَ بَيْنَهُمْؐ وَإِنَّهُمْ لَفِى شَــكٍّ مِّنْهُ مُرۣيبٍؐ </text:span><text:span text:style-name="T2">(44)</text:span><text:span text:style-name="T1"> مَّــنْ عَمِــلَ صَـٰڤِحاً فَلِنَفْسِهِؐ” وَمَــنَ اَسَآءَ فَعَلَيْهَاؐ وَمَا رَبُّــكَ بِظَچَّمٍ لِّلْعَبِيدِؐ </text:span><text:span text:style-name="T2">(45)</text:span><text:span text:style-name="T1"> ¤ إِلَيْهِ يُرَدُّ عِلْمُ </text:span><text:span text:style-name="T4">۴</text:span><text:span text:style-name="T1">لسَّاعَةِؐ وَمَا تَخْرُجُ مِن ثَمَرَ؛تٍ مِّــنَ اَكْمَامِهَا وَمَا تَحْمِلُ مِنُ </text:span><text:span text:style-name="T4">۷</text:span><text:span text:style-name="T1">نثۭيٰ وَلاَ تَضَعُ إِلاَّ بِعِلْمِهِؐ” وَيَوْمَ يُنَادِيهِمُ; أَيْنَ شُرَكَآءِى قَالُوٓاْ ءَاذَنَّـٰــكَ مَامِنَّا مِــن شَهِيدٍؐ </text:span><text:span text:style-name="T2">(46)</text:span><text:span text:style-name="T1"> وَضَــلَّ عَنْهُم مَّا كَانُواْ يَدْعُونَ مِــن قَبْلُ وَظَنُّواْؐ مَا لَهُم مِّن مَّحِيصٍؐ </text:span><text:span text:style-name="T2">(47)</text:span><text:span text:style-name="T1"> لاَّ يَسْـَٔمُ </text:span><text:span text:style-name="T4">۴</text:span><text:span text:style-name="T1">لِانسَـٰنُ مِن دُعَآءِ </text:span><text:span text:style-name="T4">۱</text:span><text:span text:style-name="T1">لْخَيْرۣؐ وَإِن مَّسَّهُ </text:span><text:span text:style-name="T4">۴</text:span><text:span text:style-name="T1">لشَّرُّ فَيَـُٔوسسسٌ قَنُوطٌؐ </text:span><text:span text:style-name="T2">(48)</text:span><text:span text:style-name="T1"> وَلَـئِــنَ اَذَقْنَـٰهُ رَحْمَةً مِّنَّا مِـنۢ بَعْدِ ضَرَّآءَ مَسَّتْهُ لَيَقُولَنَّ هَـٰذَا لِى وَمَآ أَظُــنُّ </text:span><text:span text:style-name="T4">۴</text:span><text:span text:style-name="T1">لسَّاعَةَ قَآئِمَةً وَلَئِن رُّجِعْتُ إِلَيٰ رَبِّيَ إِنَّ لِى عِندَهُ„ ڤَڤْحُسْنۭـيٰؐ فَلَنُنَبِّيؕــنَّ </text:span><text:span text:style-name="T4">۰</text:span><text:span text:style-name="T1">لذِيــنَ كَفَرُواْ بِمَا عَمِلُواْ وَلَنُذِيقَنَّهُم مِّــنْ عَذَابٖ غَلِيظٍؐ </text:span><text:span text:style-name="T2">(49)</text:span><text:span text:style-name="T1"> وَإِذَآ أَنْعَمْنَا عَلَي </text:span><text:span text:style-name="T4">۰</text:span><text:span text:style-name="T1">لِانسَـٰــنۣ أَعْرَضَ وَنَـۭٔا بِجَانِبِهِؐ” وَإِذَا مَسَّهُ </text:span><text:span text:style-name="T4">۴</text:span><text:span text:style-name="T1">لشَّرُّ فَذُو دُعَآءٖ عَرۣيضٍؐ </text:span><text:span text:style-name="T2">(50)</text:span><text:span text:style-name="T1"> قُلَ اَرَ×يْتُمُ; إِن كَانَ مِنْ عِندِ </text:span><text:span text:style-name="T4">۱</text:span><text:span text:style-name="T1">للَّهِ ثُمَّ كَفَرْتُم </text:span><text:soft-page-break/><text:span text:style-name="T1">بِهِ” مَــنَ اَضَـلُّ مِمَّنْ هُوَ فِى شِقَاقٙ بَعِيدٍؐ </text:span><text:span text:style-name="T2">(51)</text:span><text:span text:style-name="T1"> سَنُرۣيهِمُ; ءَايَـٰتِنَا فِى </text:span><text:span text:style-name="T4">۱</text:span><text:span text:style-name="T1">لاَفَاقِ وَفِىٓ أَنفُسِهِمْ حَتَّـيٰ يَتَبَيَّــنَ لَهُمُ; أَنَّهُ </text:span><text:span text:style-name="T4">۴</text:span><text:span text:style-name="T1">لْحَقُّؐ أَوَلَمْ يَكْفِ بِرَبِّكَ أَنَّهُ„ عَلَــيٰ كُـلِّ شَيْءٍ شَهِيد٘ؐ </text:span><text:span text:style-name="T2">(52)</text:span><text:span text:style-name="T1"> اَلٓاَ إِنَّهُمْ فِى مِرْيَةٍ مِّن لِّقَآءِ رَبِّهِمُؐ; أَلآَ إِنَّهُ„ بِكُـلِّ شَيْءٍ مُّحِيط٘ </text:span><text:span text:style-name="T2">(53)</text:span><text:bookmark-end text:name="__DdeLink__10322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5:24.949816033</meta:creation-date>
    <dc:date>2025-03-06T07:55:40.548542635</dc:date>
    <meta:editing-duration>PT2M4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2" meta:word-count="858" meta:character-count="4679" meta:non-whitespace-character-count="3823"/>
  </office:meta>
</office:document-meta>
</file>